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nl" fo:country="NL" fo:font-weight="bold" officeooo:rsid="00169db5" officeooo:paragraph-rsid="00169db5" style:font-size-asian="16pt" style:font-weight-asian="bold" style:font-size-complex="16pt" style:font-weight-complex="bold"/>
    </style:style>
    <style:style style:name="P2" style:family="paragraph" style:parent-style-name="Text_20_body">
      <style:text-properties fo:color="#000000" loext:opacity="100%" officeooo:paragraph-rsid="001e2594"/>
    </style:style>
    <style:style style:name="P3" style:family="paragraph" style:parent-style-name="Text_20_body">
      <style:text-properties officeooo:paragraph-rsid="001ed30b"/>
    </style:style>
    <style:style style:name="P4" style:family="paragraph" style:parent-style-name="Text_20_body">
      <style:text-properties fo:font-variant="normal" fo:text-transform="none" fo:color="#000000" loext:opacity="100%" fo:letter-spacing="normal" fo:font-style="normal" fo:font-weight="normal" officeooo:paragraph-rsid="001e2594"/>
    </style:style>
    <style:style style:name="P5" style:family="paragraph" style:parent-style-name="Text_20_body" style:list-style-name="L1">
      <style:text-properties fo:font-variant="normal" fo:text-transform="none" fo:color="#000000" loext:opacity="100%" fo:letter-spacing="normal" fo:font-style="normal" fo:font-weight="normal" officeooo:paragraph-rsid="001e2594"/>
    </style:style>
    <style:style style:name="P6" style:family="paragraph" style:parent-style-name="Text_20_body" style:list-style-name="L1">
      <style:text-properties fo:font-variant="normal" fo:text-transform="none" fo:color="#000000" loext:opacity="100%" fo:letter-spacing="normal" fo:font-style="normal" fo:font-weight="normal" officeooo:paragraph-rsid="002163fe"/>
    </style:style>
    <style:style style:name="P7" style:family="paragraph" style:parent-style-name="Text_20_body">
      <style:text-properties fo:font-variant="normal" fo:text-transform="none" fo:color="#000000" loext:opacity="100%" fo:letter-spacing="normal" fo:font-style="normal" fo:font-weight="normal" officeooo:paragraph-rsid="00233c8b"/>
    </style:style>
    <style:style style:name="P8" style:family="paragraph" style:parent-style-name="Text_20_body" style:list-style-name="L1">
      <style:text-properties fo:color="#000000" loext:opacity="100%" officeooo:paragraph-rsid="00233c8b"/>
    </style:style>
    <style:style style:name="P9" style:family="paragraph" style:parent-style-name="Text_20_body" style:list-style-name="L2">
      <style:text-properties fo:color="#000000" loext:opacity="100%" officeooo:rsid="001ed30b" officeooo:paragraph-rsid="00233c8b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1e2594"/>
    </style:style>
    <style:style style:name="T3" style:family="text">
      <style:text-properties fo:font-variant="normal" fo:text-transform="none" fo:letter-spacing="normal" fo:font-style="normal" fo:font-weight="normal" officeooo:rsid="001ed30b"/>
    </style:style>
    <style:style style:name="T4" style:family="text">
      <style:text-properties fo:font-variant="normal" fo:text-transform="none" fo:letter-spacing="normal" fo:font-style="normal" fo:font-weight="normal" officeooo:rsid="001f88f4"/>
    </style:style>
    <style:style style:name="T5" style:family="text">
      <style:text-properties fo:font-variant="normal" fo:text-transform="none" fo:letter-spacing="normal" fo:font-style="normal" fo:font-weight="normal" officeooo:rsid="002163fe"/>
    </style:style>
    <style:style style:name="T6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Liberation Serif" fo:letter-spacing="normal" fo:font-style="normal" fo:font-weight="normal" officeooo:rsid="001e2594"/>
    </style:style>
    <style:style style:name="T8" style:family="text">
      <style:text-properties fo:font-variant="normal" fo:text-transform="none" fo:color="#000000" loext:opacity="100%" style:font-name="Liberation Serif" fo:letter-spacing="normal" fo:font-style="normal" fo:font-weight="normal" officeooo:rsid="001ffd02"/>
    </style:style>
    <style:style style:name="T9" style:family="text">
      <style:text-properties officeooo:rsid="00233c8b"/>
    </style:style>
    <style:style style:name="T10" style:family="text">
      <style:text-properties officeooo:rsid="002385b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Projectnaam: </text:span><text:span text:style-name="T7">Best </text:span><text:span text:style-name="T8">E</text:span><text:span text:style-name="T7">ducation B.V.</text:span></text:p>
      <text:p text:style-name="P3"><text:span text:style-name="T6">Datum: </text:span><text:span text:style-name="T7">02</text:span><text:span text:style-name="T6">/0</text:span><text:span text:style-name="T7">2</text:span><text:span text:style-name="T6">/23.</text:span></text:p>
      <text:p text:style-name="P2"><text:span text:style-name="T1">Ontwikkelaar: </text:span><text:span text:style-name="T2">Mohammed Baallach</text:span></text:p>
      <text:p text:style-name="P2"><text:span text:style-name="T1">Doel: Het doel van dit document is om de overdracht van mijn project naar een nieuwe ontwikkelaar te </text:span><text:span text:style-name="T5">versimpelen</text:span><text:span text:style-name="T1">. In dit document worden </text:span><text:span text:style-name="T3">alle specifieke punten van het project </text:span><text:span text:style-name="T4">besproken zodat het duidelijk is om het project te laten werken.</text:span></text:p>
      <text:p text:style-name="P4"><text:span text:style-name="T9">Overdracht</text:span>: </text:p>
      <text:list xml:id="list461454097" text:style-name="L1">
        <text:list-item>
          <text:p text:style-name="P5">Het project maakt gebruik van Unity als game engine.</text:p>
        </text:list-item>
        <text:list-item>
          <text:p text:style-name="P6">Er zijn geen speciale verrichtingen nodig om het project verder te ontwikkelen. </text:p>
        </text:list-item>
        <text:list-item>
          <text:p text:style-name="P5">Het project <text:span text:style-name="T10">zit</text:span> opgeslagen op Github. </text:p>
        </text:list-item>
        <text:list-item>
          <text:p text:style-name="P5">Installeer Unity op uw computer. </text:p>
        </text:list-item>
        <text:list-item>
          <text:p text:style-name="P5">Pull het project van Github. </text:p>
        </text:list-item>
        <text:list-item>
          <text:p text:style-name="P8"><text:span text:style-name="T1">U kunt nu beginnen met het verder ontwikkelen van het project. </text:span></text:p>
        </text:list-item>
      </text:list>
      <text:p text:style-name="P7">Opmerkingen: </text:p>
      <text:list xml:id="list3360741950" text:style-name="L2">
        <text:list-item>
          <text:p text:style-name="P9">Mochten er zich nog problemen voor komen dan kunt u mijn prive benaderen op dit email adres Mohammedbaallach@hotmail.com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 fo:font-size="12pt" fo:language="nl" fo:country="NL" officeooo:rsid="001c986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6pt" fo:language="nl" fo:country="NL" fo:font-weight="bold" officeooo:rsid="00169db5" officeooo:paragraph-rsid="00169db5" style:font-size-asian="16pt" style:font-weight-asian="bold" style:font-size-complex="16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verdrachtsformulie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0T10:57:56.290000000</meta:creation-date>
    <dc:date>2023-02-06T15:27:06.641000000</dc:date>
    <meta:editing-duration>PT2H17M25S</meta:editing-duration>
    <meta:editing-cycles>7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4" meta:word-count="125" meta:character-count="787" meta:non-whitespace-character-count="676"/>
  </office:meta>
</office:document-meta>
</file>